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90c8c" officeooo:paragraph-rsid="00090c8c"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90c8c" officeooo:paragraph-rsid="00090c8c"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90c8c" officeooo:paragraph-rsid="00099286"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090c8c" officeooo:paragraph-rsid="000a36d5"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090c8c" officeooo:paragraph-rsid="000b09a8"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090c8c" officeooo:paragraph-rsid="000cfee5"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0b09a8" officeooo:paragraph-rsid="000b09a8"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0b09a8" officeooo:paragraph-rsid="000cfee5" style:font-weight-asian="normal" style:font-weight-complex="normal"/>
    </style:style>
    <style:style style:name="T1" style:family="text">
      <style:text-properties officeooo:rsid="00099286"/>
    </style:style>
    <style:style style:name="T2" style:family="text">
      <style:text-properties officeooo:rsid="000b09a8"/>
    </style:style>
    <style:style style:name="T3" style:family="text">
      <style:text-properties officeooo:rsid="000cfee5"/>
    </style:style>
    <style:style style:name="T4" style:family="text">
      <style:text-properties officeooo:rsid="000d0126"/>
    </style:style>
    <style:style style:name="T5" style:family="text">
      <style:text-properties officeooo:rsid="0013c2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VI.V – The Folly of Men / Human(e) Error / Cordless Moment</text:p>
      <text:p text:style-name="P2"><text:tab/>“Let me see if I got this straight: Climb the rods as Reticulated Pythons, descend the column as flying squirrels, then cross the field of stigmatic mud as Black Navigator ants through the dried mud trenches <text:span text:style-name="T1">and back to human form on the OP, right?”</text:span></text:p>
      <text:p text:style-name="P2"><text:tab/>“<text:span text:style-name="T1">Yes, Ophelia, will you repeat the rest of the briefing session?” Sergeant Pezaveng asked.</text:span></text:p>
      <text:p text:style-name="P2"><text:tab/>“<text:span text:style-name="T1">What's OP?” Dimitry Vasquez thought he was very funny.</text:span></text:p>
      <text:p text:style-name="P2"><text:tab/>“<text:span text:style-name="T1">Observation Point.” Ophelia left her sense of sarcasm in her cabinet.</text:span></text:p>
      <text:p text:style-name="P2"><text:tab/>“<text:span text:style-name="T1">Don't mind him, Cpl. Summer.” Valden mentioned, she was trying to find an open frequency to Ophelia telepathy receptors but so far without much success.</text:span></text:p>
      <text:p text:style-name="P3"><text:tab/>“<text:span text:style-name="T1">Please remember this is a joint venture of Bravo team from Commodore Mason outpost and Vega squadron detachment under the command of Lieutenant Raskolnikov from kennel 256.” Mustapha said and looked upon Sgt. Pezaveng to continue.</text:span></text:p>
      <text:p text:style-name="P4"><text:tab/>“<text:span text:style-name="T1">As I was just pointing out, Vega Squadron will make its way through the red trenches, on Browning Uther Neo Nihilist Yokes, otherwise known as the Homoncolus Bunny exo suit, and meet you on the OP. Lieutenant Raskolnikov is trying to organize an aerial sweep prior to our ascent, but odds are against it, since resources such as fuel and pilots are expansive than bio-mass and either mobile infantry or mecha-pilots.”</text:span></text:p>
      <text:p text:style-name="P4"><text:tab/>“<text:span text:style-name="T2">Sure thing.” Hironubo sneeringly remarked.</text:span></text:p>
      <text:p text:style-name="P5"><text:tab/>“<text:span text:style-name="T2">Fucking merde.” Jacques concurred as he was cleaning the rear sights of his B-56.</text:span></text:p>
      <text:p text:style-name="P7"><text:tab/>“All right, we'll wait for ten more minutes for confirmation, otherwise we move out.”</text:p>
      <text:p text:style-name="P7"><text:tab/>Ten minutes passed and no authorization of an aerial sweep was made, so Vega Squadron and Bravo team engaged as it is. The mechas were already in the red trenches. They waited another 25 minutes before commencing movement. Bravo team meta-morphed into Reticulated Pythons and started to crawl the pipes and rusty rods on their way to the head of the column, which used to serve as a lighthouse of sorts before being bombarded. It had remnants of rake MIMO transceivers.</text:p>
      <text:p text:style-name="P7"><text:tab/>“Where is Ophelia?” A whisper from Bravo team direction came over the comm.</text:p>
      <text:p text:style-name="P7"><text:tab/>Bravo Team descended the column as Flying Squirrels.</text:p>
      <text:p text:style-name="P7"><text:tab/>“Where is my sister?” Yet another whisper.</text:p>
      <text:p text:style-name="P7"><text:tab/>Then they transformed to Black Navigator ants to cross the surface stigmatic dried mud rocks of the field leading to the new OP.</text:p>
      <text:p text:style-name="P7"><text:tab/>“Why are you hiding her?” A third whisper.</text:p>
      <text:p text:style-name="P7"><text:tab/>“Vega squadron, commence movement.” A burst transmission over the comm from Bravo team.</text:p>
      <text:p text:style-name="P7"><text:soft-page-break/><text:tab/>“Bravo Team, did you hear the rouge transmission<text:span text:style-name="T5">s</text:span> right now?”</text:p>
      <text:p text:style-name="P7"><text:tab/>“What do you mean, Sgt. Pezaveng, what rouge transmissions?”</text:p>
      <text:p text:style-name="P7"><text:tab/>“I was certain it's coming from you guys, burst transmissions, originating from where you guys just moved.”</text:p>
      <text:p text:style-name="P7"><text:tab/>“Are you sure it wasn't just static from multipath signal propagation?”</text:p>
      <text:p text:style-name="P8"><text:tab/>“No, Sgt. Abdul. I know what I heard, and it was clearly a human voice. It used a very similar voice pattern to your Cpl. Summer.”</text:p>
      <text:p text:style-name="P8"><text:tab/>“I don't have it, also logs of the Uber Den Geist shows nothing.”</text:p>
      <text:p text:style-name="P8"><text:tab/>“Check dmesg, it might be showing up on the kernel log instead of /var/log/messages file.”</text:p>
      <text:p text:style-name="P8"><text:tab/>“I ran both dtrace and strace, no results whatsoever. And besides you have a better receptors with your mechas than our Uber Den Geist.”</text:p>
      <text:p text:style-name="P6"><text:tab/>“<text:span text:style-name="T3">What about.., Fuck that, get down, get down now!!!” Sgt. Pezaveng rarely seemed so tense.</text:span></text:p>
      <text:p text:style-name="P6"><text:tab/><text:span text:style-name="T3">An aerial sweep has just gone through the valley, dropping 900 Kg bombs first and asking questions later. Vega Squadron was mostly saved in the red trenches, except Cpl. Vasquez who got hit head on. Bravo team was eradicated at once. It was a direct hit as well.</text:span></text:p>
      <text:p text:style-name="P6"><text:tab/><text:span text:style-name="T3">When they came to extract what was left of them, Ophelia's body, though badly dismembered and missing a few vital organs, with ruptured lungs, missing one arm, and both legs apparently broken was supposedly alive. She had no eyes, only optic nerves that extended to her B-56 optical cross-hairs.</text:span></text:p>
      <text:p text:style-name="P6"><text:tab/>“<text:span text:style-name="T3">Ophelia?” Valden tried to communicate with her.</text:span></text:p>
      <text:p text:style-name="P6"><text:tab/>“<text:span text:style-name="T3">Where is Ophelia?” This came from Ophelia's Uber Den Geist. She was surveying them.</text:span></text:p>
      <text:p text:style-name="P6"><text:tab/>“<text:span text:style-name="T4">Valden, this might be a rouge ghost hacking.” Hironubo suggested over telepathy. “Check if she'll identify herself, though.” A weird stare over what's left of Ophelia just now.</text:span></text:p>
      <text:p text:style-name="P6"><text:tab/>“<text:span text:style-name="T4">If you're not Ophelia, then who are you?” Ophelia was directing her B-56 from side to side.</text:span></text:p>
      <text:p text:style-name="P6"><text:tab/>“<text:span text:style-name="T4">The name is Cordelia. Where is my sister? What have you done to her?”</text:span></text:p>
      <text:p text:style-name="P6"><text:tab/>“<text:span text:style-name="T4">Who's your sister?” Brumhilda tried to remain as careful as she could.</text:span></text:p>
      <text:p text:style-name="P6"><text:tab/>“<text:span text:style-name="T4">Now don't play your mind tricks on me, Valden of Vega Squadron, I know you are smarter than this. Sergeant Pezaveng, nice to see you too. Where's the Left-tenant? Is she still trying to coordinate the airstrike... I suppose she didn't contact you.”</text:span></text:p>
      <text:p text:style-name="P6"><text:tab/>“<text:span text:style-name="T4">What makes you say this?” Hironubo asked.</text:span></text:p>
      <text:p text:style-name="P6"><text:tab/>“<text:span text:style-name="T4">Such a beautiful collateral damage and my dead team members could only mean one thing. She's not learning from her past mistakes, unless... she thinks of herself that she's somewhat special, that it will be fine to sacrifice you lot, for the better cause, whatever that may be...”</text:span></text:p>
      <text:p text:style-name="P6"><text:tab/><text:span text:style-name="T4">Sergeant Rudolf Pezaveng ran an “init 0” on Ophelia's Uber Den Geist because he had enough.<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03:30:22.088136044</meta:creation-date>
    <dc:date>2015-04-02T22:34:52.831124457</dc:date>
    <meta:editing-duration>P1DT13H49M41S</meta:editing-duration>
    <meta:editing-cycles>10</meta:editing-cycles>
    <meta:generator>LibreOffice/4.2.8.2$Linux_X86_64 LibreOffice_project/420$Build-2</meta:generator>
    <meta:print-date>2015-04-02T22:02:40.047634743</meta:print-date>
    <meta:document-statistic meta:table-count="0" meta:image-count="0" meta:object-count="0" meta:page-count="2" meta:paragraph-count="40" meta:word-count="854" meta:character-count="5070" meta:non-whitespace-character-count="4215"/>
  </office:meta>
</office:document-meta>
</file>